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3cm" svg:height="0.95cm" svg:x="36.3cm" svg:y="8.95cm">
          <draw:text-box>
            <text:p>result</text:p>
          </draw:text-box>
        </draw:frame>
        <draw:line draw:style-name="gr2" draw:text-style-name="P1" draw:layer="layout" svg:x1="34.6cm" svg:y1="12.7cm" svg:x2="33.2cm" svg:y2="10.9cm">
          <text:p/>
        </draw:line>
        <draw:frame draw:style-name="gr3" draw:text-style-name="P2" draw:layer="layout" svg:width="2.1cm" svg:height="1.25cm" svg:x="34.3cm" svg:y="12.8cm">
          <draw:text-box>
            <text:p><text:span text:style-name="T1">run()</text:span></text:p>
          </draw:text-box>
        </draw:frame>
        <draw:custom-shape draw:style-name="gr4" draw:text-style-name="P3" draw:layer="layout" svg:width="5.8cm" svg:height="4.7cm" svg:x="10.7cm" svg:y="7.3cm">
          <text:p text:style-name="P1"><text:span text:style-name="T2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10.7cm" svg:y="9.167cm">
          <draw:text-box>
            <text:p>x</text:p>
          </draw:text-box>
        </draw:frame>
        <draw:custom-shape draw:style-name="gr4" draw:text-style-name="P3" draw:layer="layout" svg:width="5.8cm" svg:height="4.7cm" svg:x="2.8cm" svg:y="7.4cm">
          <text:p text:style-name="P1"><text:span text:style-name="T2">op_cons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6cm" svg:y1="9.7cm" svg:x2="10.7cm" svg:y2="9.7cm">
          <text:p/>
        </draw:line>
        <draw:custom-shape draw:style-name="gr4" draw:text-style-name="P3" draw:layer="layout" svg:width="6.6cm" svg:height="4.7cm" svg:x="18.6cm" svg:y="7.2cm">
          <text:p text:style-name="P1"><text:span text:style-name="T2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18.6cm" svg:y="9.167cm">
          <draw:text-box>
            <text:p>x</text:p>
          </draw:text-box>
        </draw:frame>
        <draw:frame draw:style-name="gr5" draw:layer="layout" svg:width="1.3cm" svg:height="0.933cm" svg:x="19.5cm" svg:y="7.467cm">
          <draw:text-box>
            <text:p>w</text:p>
          </draw:text-box>
        </draw:frame>
        <draw:frame draw:style-name="gr5" draw:layer="layout" svg:width="1.3cm" svg:height="0.933cm" svg:x="19.4cm" svg:y="10.6cm">
          <draw:text-box>
            <text:p>b</text:p>
          </draw:text-box>
        </draw:frame>
        <draw:line draw:style-name="gr6" draw:text-style-name="P1" draw:layer="layout" svg:x1="16.5cm" svg:y1="9.6cm" svg:x2="18.6cm" svg:y2="9.6cm">
          <text:p/>
        </draw:line>
        <draw:custom-shape draw:style-name="gr4" draw:text-style-name="P3" draw:layer="layout" svg:width="7.2cm" svg:height="4.7cm" svg:x="13.5cm" svg:y="1.4cm">
          <text:p text:style-name="P1"><text:span text:style-name="T2">op_var_w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2cm" svg:height="4.7cm" svg:x="14cm" svg:y="13cm">
          <text:p text:style-name="P1"><text:span text:style-name="T2">op_var_b_hid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7cm" svg:y1="5.9cm" svg:x2="19.8cm" svg:y2="7.5cm">
          <text:p/>
        </draw:line>
        <draw:line draw:style-name="gr6" draw:text-style-name="P1" draw:layer="layout" svg:x1="19.2cm" svg:y1="13.1cm" svg:x2="19.7cm" svg:y2="11.6cm">
          <text:p/>
        </draw:line>
        <draw:custom-shape draw:style-name="gr4" draw:text-style-name="P3" draw:layer="layout" svg:width="6.6cm" svg:height="4.7cm" svg:x="27.3cm" svg:y="7.1cm">
          <text:p text:style-name="P1"><text:span text:style-name="T2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27.3cm" svg:y="9.067cm">
          <draw:text-box>
            <text:p>x</text:p>
          </draw:text-box>
        </draw:frame>
        <draw:frame draw:style-name="gr5" draw:layer="layout" svg:width="1.3cm" svg:height="0.933cm" svg:x="28.2cm" svg:y="7.367cm">
          <draw:text-box>
            <text:p>w</text:p>
          </draw:text-box>
        </draw:frame>
        <draw:frame draw:style-name="gr5" draw:layer="layout" svg:width="1.3cm" svg:height="0.933cm" svg:x="28.1cm" svg:y="10.5cm">
          <draw:text-box>
            <text:p>b</text:p>
          </draw:text-box>
        </draw:frame>
        <draw:line draw:style-name="gr6" draw:text-style-name="P1" draw:layer="layout" svg:x1="25.2cm" svg:y1="9.5cm" svg:x2="27.3cm" svg:y2="9.5cm">
          <text:p/>
        </draw:line>
        <draw:custom-shape draw:style-name="gr4" draw:text-style-name="P3" draw:layer="layout" svg:width="7.2cm" svg:height="4.7cm" svg:x="22.2cm" svg:y="1.3cm">
          <text:p text:style-name="P1"><text:span text:style-name="T2">op_var_w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2cm" svg:height="4.7cm" svg:x="22.7cm" svg:y="12.9cm">
          <text:p text:style-name="P1"><text:span text:style-name="T2">op_var_b_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7.4cm" svg:y1="5.8cm" svg:x2="28.5cm" svg:y2="7.4cm">
          <text:p/>
        </draw:line>
        <draw:line draw:style-name="gr6" draw:text-style-name="P1" draw:layer="layout" svg:x1="27.9cm" svg:y1="13cm" svg:x2="28.4cm" svg:y2="11.5cm">
          <text:p/>
        </draw:line>
        <draw:line draw:style-name="gr6" draw:text-style-name="P1" draw:layer="layout" svg:x1="33.9cm" svg:y1="9.4cm" svg:x2="36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2:31:50</dc:date>
    <dc:creator>tokai </dc:creator>
    <meta:editing-duration>PT4M56S</meta:editing-duration>
    <meta:editing-cycles>15</meta:editing-cycles>
    <meta:generator>LibreOffice/3.5$Linux_x86 LibreOffice_project/350m1$Build-2</meta:generator>
    <meta:document-statistic meta:object-count="26"/>
  </office:meta>
</office:document-meta>
</file>